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47b8b8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72cm"/>
    </style:style>
    <style:style style:name="gr8" style:family="graphic" style:parent-style-name="standard">
      <style:graphic-properties draw:fill="solid" draw:fill-color="#004a4a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text-properties fo:font-size="10pt"/>
    </style:style>
    <style:style style:name="P7" style:family="paragraph">
      <style:paragraph-properties fo:margin-left="0cm" fo:margin-right="0cm" fo:text-indent="0cm"/>
      <style:text-properties fo:font-size="10pt" fo:font-weight="bold"/>
    </style:style>
    <style:style style:name="T1" style:family="text">
      <style:text-properties fo:font-size="10pt"/>
    </style:style>
    <style:style style:name="T2" style:family="text">
      <style:text-properties style:text-position="sub 58%" fo:font-size="10pt"/>
    </style:style>
    <style:style style:name="T3" style:family="text">
      <style:text-properties fo:font-size="12pt"/>
    </style:style>
    <style:style style:name="T4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2.461cm" svg:height="2.824cm" svg:x="5.982cm" svg:y="0.548cm">
            <text:p text:style-name="P4"/>
          </draw:rect>
          <draw:rect draw:style-name="gr2" draw:text-style-name="P3" draw:layer="layout" svg:width="2.114cm" svg:height="0.525cm" svg:x="6.136cm" svg:y="0.831cm">
            <text:p text:style-name="P2"><text:span text:style-name="T1">l</text:span><text:span text:style-name="T2">1</text:span><text:span text:style-name="T1"> = r</text:span><text:span text:style-name="T2">1</text:span></text:p>
          </draw:rect>
          <draw:rect draw:style-name="gr3" draw:text-style-name="P3" draw:layer="layout" svg:width="2.065cm" svg:height="0.532cm" svg:x="6.176cm" svg:y="1.566cm">
            <text:p text:style-name="P2"><text:span text:style-name="T1"><text:s/></text:span><text:span text:style-name="T1">l</text:span><text:span text:style-name="T2">2</text:span><text:span text:style-name="T1"> = r</text:span><text:span text:style-name="T2">2</text:span></text:p>
          </draw:rect>
          <draw:rect draw:style-name="gr2" draw:text-style-name="P3" draw:layer="layout" svg:width="2.025cm" svg:height="0.533cm" svg:x="6.2cm" svg:y="2.581cm">
            <text:p text:style-name="P2"><text:span text:style-name="T1"><text:s/></text:span><text:span text:style-name="T1">l</text:span><text:span text:style-name="T2">n</text:span><text:span text:style-name="T1"> = r</text:span><text:span text:style-name="T2">n</text:span></text:p>
          </draw:rect>
          <draw:frame draw:style-name="gr4" draw:text-style-name="P5" draw:layer="layout" svg:width="0.858cm" svg:height="0.725cm" svg:x="6.821cm" svg:y="1.895cm">
            <draw:text-box>
              <text:p text:style-name="P4"><text:span text:style-name="T3">...</text:span></text:p>
            </draw:text-box>
          </draw:frame>
        </draw:g>
        <draw:frame draw:style-name="gr4" draw:text-style-name="P6" draw:layer="layout" svg:width="2.547cm" svg:height="0.645cm" svg:x="3.113cm" svg:y="0.554cm">
          <draw:text-box>
            <text:p text:style-name="P4"><text:span text:style-name="T1">Rewrite rules</text:span></text:p>
          </draw:text-box>
        </draw:frame>
        <draw:frame draw:style-name="gr4" draw:text-style-name="P6" draw:layer="layout" svg:width="2.538cm" svg:height="0.645cm" svg:x="12.281cm" svg:y="0.49cm">
          <draw:text-box>
            <text:p text:style-name="P4"><text:span text:style-name="T1">Initial term T </text:span></text:p>
          </draw:text-box>
        </draw:frame>
        <draw:g>
          <draw:custom-shape draw:style-name="gr5" draw:text-style-name="P1" draw:layer="layout" svg:width="2.475cm" svg:height="2.822cm" svg:x="10.256cm" svg:y="0.452cm">
            <text:p text:style-name="P4"/>
            <draw:enhanced-geometry svg:viewBox="0 0 21600 21600" draw:glue-points="10800 0 ?f1 10800 0 21600 10800 21600 21600 21600 ?f7 10800" draw:text-areas="?f1 10800 ?f2 18000 ?f3 7200 ?f4 21600" draw:type="isosceles-triangle" draw:modifiers="10738.810198300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rect draw:style-name="gr1" draw:text-style-name="P1" draw:layer="layout" svg:width="5.744cm" svg:height="1.841cm" svg:x="6.412cm" svg:y="4.486cm">
            <text:p text:style-name="P4"/>
          </draw:rect>
          <draw:connector draw:style-name="gr6" draw:text-style-name="P1" draw:layer="layout" draw:type="line" svg:x1="9.292cm" svg:y1="6.319cm" svg:x2="9.29cm" svg:y2="7.343cm">
            <text:p text:style-name="P4"/>
          </draw:connector>
          <draw:frame draw:style-name="gr7" draw:text-style-name="P7" draw:layer="layout" svg:width="5.172cm" svg:height="0.645cm" svg:x="7.189cm" svg:y="5.093cm">
            <draw:text-box>
              <text:p text:style-name="P4"><text:span text:style-name="T4">The rewriting algorithm</text:span></text:p>
            </draw:text-box>
          </draw:frame>
        </draw:g>
        <draw:custom-shape draw:style-name="gr8" draw:text-style-name="P1" draw:layer="layout" svg:width="2.823cm" svg:height="1.313cm" svg:x="7.852cm" svg:y="7.436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983.56940509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144cm" svg:y1="3.39cm" svg:x2="7.152cm" svg:y2="4.436cm">
          <text:p text:style-name="P4"/>
        </draw:line>
        <draw:line draw:style-name="gr6" draw:text-style-name="P1" draw:layer="layout" svg:x1="11.514cm" svg:y1="3.282cm" svg:x2="11.515cm" svg:y2="4.435cm">
          <text:p text:style-name="P4"/>
        </draw:line>
        <draw:frame draw:style-name="gr4" draw:text-style-name="P6" draw:layer="layout" svg:width="2.89cm" svg:height="0.645cm" svg:x="5.513cm" svg:y="7.38cm">
          <draw:text-box>
            <text:p text:style-name="P4"><text:span text:style-name="T1">Normal form T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7T22:38:42</dc:date>
    <dc:language>en-US</dc:language>
    <meta:editing-cycles>7</meta:editing-cycles>
    <meta:editing-duration>PT1H21M3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